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orphans="2" fo:widows="2" fo:hyphenation-ladder-count="no-limit"/>
      <style:text-properties fo:hyphenate="false" fo:hyphenation-remain-char-count="2" fo:hyphenation-push-char-count="2"/>
    </style:style>
    <style:style style:name="P2" style:family="paragraph" style:parent-style-name="Standard" style:master-page-name="Standard">
      <style:paragraph-properties fo:text-align="center" style:justify-single-word="false" fo:orphans="2" fo:widows="2" fo:hyphenation-ladder-count="no-limit" style:page-number="auto"/>
      <style:text-properties fo:hyphenate="false" fo:hyphenation-remain-char-count="2" fo:hyphenation-push-char-count="2"/>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sensus Circle</text:span></text:p>
      <text:p text:style-name="P1"/>
      <text:p text:style-name="P1">The method as such appears quite simple, but with powerful results: </text:p>
      <text:p text:style-name="P1"/>
      <text:p text:style-name="P1">The group gathers in a room. Everybody takes turns speaking about what is important to him or her about the issue, under a time limit of sixty seconds. (It could be forty-five, it could be ninety, but should be thereabouts. Somebody is assigned to use a stopwatch to time the speaking slots.) </text:p>
      <text:p text:style-name="P1"/>
      <text:p text:style-name="P1">Everybody can spend his or her sixty seconds however he or she likes: by speaking about the issue at hand, by sitting in silence, by singing an unrelated song, or by dropping to the floor doing push-ups. The idea is that everybody will be discussing the issue, but the point is that each person can spend his or her time slot as he or she likes, and may not be interrupted by anyone during that time slot. Once the sixty seconds are up, it’s the next person’s turn, going in a circle around the room in one direction of the circle, starting over on coming full circle and giving everybody another time slot, until everybody is in agreement on the issue at hand. </text:p>
      <text:p text:style-name="P1"/>
      <text:p text:style-name="P1">Here’s the important part: everybody has the power of veto over a final decision. One single “no” from any participant is a final “no” for the group as a whole. Therefore, nobody will leave the room as a loser. This creates two very powerful mechanisms: the first is that it forces everybody to find a solution that is acceptable to everybody, and the second is that it slowly releases all fears of leaving the room as a loser, creating a completely different mind-set from the one surfacing when fighting internally. It is equally important that everybody respects this and doesn’t use any kind of peer pressure whatsoever to make somebody not exercise his or her right of veto. Everybody in the room has the power to block the final decision, and it is everybody’s responsibility to find a solution that isn’t blocked by anyone. Any attempts to belittle somebody’s right to block a decision must be immediately stopped, reinforcing the respect for everybody’s power of veto and the equality in the room. </text:p>
      <text:p text:style-name="P1"/>
      <text:p text:style-name="P1">There’s one more important thing to the consensus circle method: a final decision must not be proposed until it appears absolutely certain that the group will accept it, that nobody will exercise his or her right to veto. If just one person blocks the final decision, the issue may not be discussed any more that day, and the group will not have reached a decision. This is important, as any deviation from this rule would throw the group right back into a factionalizing trench-warfare mind-s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0" style:font-name="Liberation Serif" fo:font-family="'Liberation Serif'" style:font-family-generic="roman" style:font-pitch="variable" fo:font-size="12pt" style:letter-kerning="true" style:font-name-asian="Arial" style:font-family-asian="Arial"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style:font-family-asian="Arial"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20%"/>
      <style:text-properties style:font-name-asian="Arial" style:font-family-asian="Arial" style:font-family-generic-asian="system" style:font-pitch-asian="variable"/>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name-asian="Arial" style:font-family-asian="Arial" style:font-family-generic-asian="system" style:font-pitch-asian="variable" style:font-size-asian="12pt" style:font-style-asian="italic"/>
    </style:style>
    <style:style style:name="Index" style:family="paragraph" style:parent-style-name="Standard" style:default-outline-level="" style:class="index">
      <style:text-properties style:font-name-asian="Arial" style:font-family-asian="Aria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Sewell</meta:initial-creator>
    <meta:creation-date>2017-12-06T20:19:00</meta:creation-date>
    <dc:date>2017-12-06T20:34:00</dc:date>
    <meta:document-statistic meta:table-count="0" meta:image-count="0" meta:object-count="0" meta:page-count="1" meta:paragraph-count="6" meta:word-count="445" meta:character-count="2542" meta:non-whitespace-character-count="2098"/>
    <meta:generator>LibreOffice/5.2.3.3$Windows_x86 LibreOffice_project/d54a8868f08a7b39642414cf2c8ef2f228f780cf</meta:generator>
  </office:meta>
</office:document-meta>
</file>